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-vt-100" table:style-name="ta1">
        <table:shapes>
          <draw:frame draw:z-index="0" draw:style-name="gr1" draw:text-style-name="P1" svg:width="6.2988in" svg:height="3.5429in" svg:x="0.0394in" svg:y="2.7063in">
            <draw:object draw:notify-on-update-of-ranges="'m-vt-100'.A13:'m-vt-100'.A13 'm-vt-100'.B13:'m-vt-100'.K13 'm-vt-100'.A14:'m-vt-100'.A14 'm-vt-100'.B14:'m-vt-100'.K14 'm-vt-100'.A15:'m-vt-100'.A15 'm-vt-100'.B15:'m-vt-100'.K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6.4083in">
            <draw:object draw:notify-on-update-of-ranges="'m-vt-100'.A13:'m-vt-100'.A13 'm-vt-100'.B13:'m-vt-100'.H13 'm-vt-100'.A14:'m-vt-100'.A14 'm-vt-100'.B14:'m-vt-100'.H14 'm-vt-100'.A15:'m-vt-100'.A15 'm-vt-100'.B15:'m-vt-100'.H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.65" calcext:value-type="float">
            <text:p>4.65</text:p>
          </table:table-cell>
          <table:table-cell office:value-type="float" office:value="3.94" calcext:value-type="float">
            <text:p>3.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.02" calcext:value-type="float">
            <text:p>1.02</text:p>
          </table:table-cell>
          <table:table-cell table:style-name="ce1" office:value-type="string" calcext:value-type="string">
            <text:p>1.000%</text:p>
          </table:table-cell>
          <table:table-cell office:value-type="float" office:value="20.14099" calcext:value-type="float">
            <text:p>20.14099</text:p>
          </table:table-cell>
          <table:table-cell office:value-type="float" office:value="7.34" calcext:value-type="float">
            <text:p>7.34</text:p>
          </table:table-cell>
          <table:table-cell office:value-type="float" office:value="8.35" calcext:value-type="float">
            <text:p>8.35</text:p>
          </table:table-cell>
          <table:table-cell office:value-type="float" office:value="373.2" calcext:value-type="float">
            <text:p>373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.89" calcext:value-type="float">
            <text:p>2.89</text:p>
          </table:table-cell>
          <table:table-cell table:style-name="ce1" office:value-type="string" calcext:value-type="string">
            <text:p>0.500%</text:p>
          </table:table-cell>
          <table:table-cell office:value-type="float" office:value="40.22526" calcext:value-type="float">
            <text:p>40.22526</text:p>
          </table:table-cell>
          <table:table-cell office:value-type="float" office:value="11.97" calcext:value-type="float">
            <text:p>11.97</text:p>
          </table:table-cell>
          <table:table-cell office:value-type="float" office:value="12.27" calcext:value-type="float">
            <text:p>12.27</text:p>
          </table:table-cell>
          <table:table-cell office:value-type="float" office:value="304.6" calcext:value-type="float">
            <text:p>304.6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Throughtput -MVC COM V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/verify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0.12841" calcext:value-type="float">
            <text:p>40.12841</text:p>
          </table:table-cell>
          <table:table-cell office:value-type="float" office:value="100.1001" calcext:value-type="float">
            <text:p>100.1001</text:p>
          </table:table-cell>
          <table:table-cell office:value-type="float" office:value="200" calcext:value-type="float">
            <text:p>200</text:p>
          </table:table-cell>
          <table:table-cell office:value-type="float" office:value="304.09001" calcext:value-type="float">
            <text:p>304.09001</text:p>
          </table:table-cell>
          <table:table-cell office:value-type="float" office:value="304.69226" calcext:value-type="float">
            <text:p>304.69226</text:p>
          </table:table-cell>
          <table:table-cell office:value-type="float" office:value="302.81619" calcext:value-type="float">
            <text:p>302.81619</text:p>
          </table:table-cell>
          <table:table-cell office:value-type="float" office:value="295.19424" calcext:value-type="float">
            <text:p>295.19424</text:p>
          </table:table-cell>
          <table:table-cell office:value-type="float" office:value="276.69789" calcext:value-type="float">
            <text:p>276.69789</text:p>
          </table:table-cell>
          <table:table-cell office:value-type="float" office:value="270.52861" calcext:value-type="float">
            <text:p>270.52861</text:p>
          </table:table-cell>
        </table:table-row>
        <table:table-row table:style-name="ro1">
          <table:table-cell office:value-type="string" calcext:value-type="string">
            <text:p>/book</text:p>
          </table:table-cell>
          <table:table-cell office:value-type="float" office:value="20.14099" calcext:value-type="float">
            <text:p>20.14099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04002" calcext:value-type="float">
            <text:p>100.04002</text:p>
          </table:table-cell>
          <table:table-cell office:value-type="float" office:value="199.76029" calcext:value-type="float">
            <text:p>199.76029</text:p>
          </table:table-cell>
          <table:table-cell office:value-type="float" office:value="303.81285" calcext:value-type="float">
            <text:p>303.81285</text:p>
          </table:table-cell>
          <table:table-cell office:value-type="float" office:value="304.52988" calcext:value-type="float">
            <text:p>304.52988</text:p>
          </table:table-cell>
          <table:table-cell office:value-type="float" office:value="302.77035" calcext:value-type="float">
            <text:p>302.77035</text:p>
          </table:table-cell>
          <table:table-cell office:value-type="float" office:value="295.15939" calcext:value-type="float">
            <text:p>295.15939</text:p>
          </table:table-cell>
          <table:table-cell office:value-type="float" office:value="276.68258" calcext:value-type="float">
            <text:p>276.68258</text:p>
          </table:table-cell>
          <table:table-cell office:value-type="float" office:value="270.51642" calcext:value-type="float">
            <text:p>270.51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2:58:59.041956332</dc:date>
    <meta:editing-duration>PT8M56S</meta:editing-duration>
    <meta:editing-cycles>1</meta:editing-cycles>
    <meta:document-statistic meta:table-count="1" meta:cell-count="7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MVC com virtual threads</text:p>
        </chart:title>
        <chart:legend chart:legend-position="end" svg:x="13.703cm" svg:y="3.952cm" style:legend-expansion="high" chart:style-name="ch3"/>
        <chart:plot-area chart:style-name="ch4" table:cell-range-address="'m-vt-100'.A13:'m-vt-100'.K15" chart:data-source-has-labels="both" svg:x="1.331cm" svg:y="1.275cm" svg:width="12.052cm" svg:height="6.564cm">
          <chartooo:coordinate-region svg:x="2.138cm" svg:y="1.474cm" svg:width="10.78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usuários</text:p>
            </chart:title>
            <chart:categories table:cell-range-address="'m-vt-100'.B13:'m-vt-100'.K13"/>
          </chart:axis>
          <chart:axis chart:dimension="y" chart:name="primary-y" chart:style-name="ch5">
            <chart:title svg:x="0.451cm" svg:y="5.395cm" chart:style-name="ch7">
              <text:p>throughput</text:p>
            </chart:title>
            <chart:grid chart:style-name="ch8" chart:class="major"/>
          </chart:axis>
          <chart:series chart:style-name="ch9" chart:values-cell-range-address="'m-vt-100'.B14:'m-vt-100'.K14" chart:label-cell-address="'m-vt-100'.A14:'m-vt-100'.A14" chart:class="chart:line">
            <chart:data-point chart:repeated="10"/>
          </chart:series>
          <chart:series chart:style-name="ch10" chart:values-cell-range-address="'m-vt-100'.B15:'m-vt-100'.K15" chart:label-cell-address="'m-vt-100'.A15:'m-vt-100'.A1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vt-100'.B13:'m-vt-100'.K1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</table:table-row>
          </table:table-header-rows>
          <table:table-rows>
            <table:table-row>
              <table:table-cell office:value-type="string">
                <text:p>/verify</text:p>
                <draw:g>
                  <svg:desc>'m-vt-100'.A14:'m-vt-100'.A14</svg:desc>
                </draw:g>
              </table:table-cell>
              <table:table-cell office:value-type="float" office:value="20.16942">
                <text:p>20.16942</text:p>
                <draw:g>
                  <svg:desc>'m-vt-100'.B14:'m-vt-100'.K14</svg:desc>
                </draw:g>
              </table:table-cell>
              <table:table-cell office:value-type="float" office:value="40.12841">
                <text:p>40.12841</text:p>
              </table:table-cell>
              <table:table-cell office:value-type="float" office:value="100.1001">
                <text:p>100.1001</text:p>
              </table:table-cell>
              <table:table-cell office:value-type="float" office:value="200">
                <text:p>200</text:p>
              </table:table-cell>
              <table:table-cell office:value-type="float" office:value="304.09001">
                <text:p>304.09001</text:p>
              </table:table-cell>
              <table:table-cell office:value-type="float" office:value="304.69226">
                <text:p>304.69226</text:p>
              </table:table-cell>
              <table:table-cell office:value-type="float" office:value="302.81619">
                <text:p>302.81619</text:p>
              </table:table-cell>
              <table:table-cell office:value-type="float" office:value="295.19424">
                <text:p>295.19424</text:p>
              </table:table-cell>
              <table:table-cell office:value-type="float" office:value="276.69789">
                <text:p>276.69789</text:p>
              </table:table-cell>
              <table:table-cell office:value-type="float" office:value="270.52861">
                <text:p>270.52861</text:p>
              </table:table-cell>
            </table:table-row>
            <table:table-row>
              <table:table-cell office:value-type="string">
                <text:p>/book</text:p>
                <draw:g>
                  <svg:desc>'m-vt-100'.A15:'m-vt-100'.A15</svg:desc>
                </draw:g>
              </table:table-cell>
              <table:table-cell office:value-type="float" office:value="20.14099">
                <text:p>20.14099</text:p>
                <draw:g>
                  <svg:desc>'m-vt-100'.B15:'m-vt-100'.K15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04002">
                <text:p>100.04002</text:p>
              </table:table-cell>
              <table:table-cell office:value-type="float" office:value="199.76029">
                <text:p>199.76029</text:p>
              </table:table-cell>
              <table:table-cell office:value-type="float" office:value="303.81285">
                <text:p>303.81285</text:p>
              </table:table-cell>
              <table:table-cell office:value-type="float" office:value="304.52988">
                <text:p>304.52988</text:p>
              </table:table-cell>
              <table:table-cell office:value-type="float" office:value="302.77035">
                <text:p>302.77035</text:p>
              </table:table-cell>
              <table:table-cell office:value-type="float" office:value="295.15939">
                <text:p>295.15939</text:p>
              </table:table-cell>
              <table:table-cell office:value-type="float" office:value="276.68258">
                <text:p>276.68258</text:p>
              </table:table-cell>
              <table:table-cell office:value-type="float" office:value="270.51642">
                <text:p>270.51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MVC com virtual threads</text:p>
        </chart:title>
        <chart:legend chart:legend-position="end" svg:x="13.703cm" svg:y="3.952cm" style:legend-expansion="high" chart:style-name="ch3"/>
        <chart:plot-area chart:style-name="ch4" table:cell-range-address="'m-vt-100'.A13:'m-vt-100'.H15" chart:data-source-has-labels="both" svg:x="1.331cm" svg:y="1.275cm" svg:width="12.052cm" svg:height="6.564cm">
          <chartooo:coordinate-region svg:x="2.138cm" svg:y="1.474cm" svg:width="10.873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usuários</text:p>
            </chart:title>
            <chart:categories table:cell-range-address="'m-vt-100'.B13:'m-vt-100'.H13"/>
          </chart:axis>
          <chart:axis chart:dimension="y" chart:name="primary-y" chart:style-name="ch5">
            <chart:title svg:x="0.451cm" svg:y="5.395cm" chart:style-name="ch7">
              <text:p>throughput</text:p>
            </chart:title>
            <chart:grid chart:style-name="ch8" chart:class="major"/>
          </chart:axis>
          <chart:series chart:style-name="ch9" chart:values-cell-range-address="'m-vt-100'.B14:'m-vt-100'.H14" chart:label-cell-address="'m-vt-100'.A14:'m-vt-100'.A14" chart:class="chart:line">
            <chart:data-point chart:repeated="7"/>
          </chart:series>
          <chart:series chart:style-name="ch10" chart:values-cell-range-address="'m-vt-100'.B15:'m-vt-100'.H15" chart:label-cell-address="'m-vt-100'.A15:'m-vt-100'.A1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vt-100'.B13:'m-vt-100'.H1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/verify</text:p>
                <draw:g>
                  <svg:desc>'m-vt-100'.A14:'m-vt-100'.A14</svg:desc>
                </draw:g>
              </table:table-cell>
              <table:table-cell office:value-type="float" office:value="20.16942">
                <text:p>20.16942</text:p>
                <draw:g>
                  <svg:desc>'m-vt-100'.B14:'m-vt-100'.H14</svg:desc>
                </draw:g>
              </table:table-cell>
              <table:table-cell office:value-type="float" office:value="40.12841">
                <text:p>40.12841</text:p>
              </table:table-cell>
              <table:table-cell office:value-type="float" office:value="100.1001">
                <text:p>100.1001</text:p>
              </table:table-cell>
              <table:table-cell office:value-type="float" office:value="200">
                <text:p>200</text:p>
              </table:table-cell>
              <table:table-cell office:value-type="float" office:value="304.09001">
                <text:p>304.09001</text:p>
              </table:table-cell>
              <table:table-cell office:value-type="float" office:value="304.69226">
                <text:p>304.69226</text:p>
              </table:table-cell>
              <table:table-cell office:value-type="float" office:value="302.81619">
                <text:p>302.81619</text:p>
              </table:table-cell>
            </table:table-row>
            <table:table-row>
              <table:table-cell office:value-type="string">
                <text:p>/book</text:p>
                <draw:g>
                  <svg:desc>'m-vt-100'.A15:'m-vt-100'.A15</svg:desc>
                </draw:g>
              </table:table-cell>
              <table:table-cell office:value-type="float" office:value="20.14099">
                <text:p>20.14099</text:p>
                <draw:g>
                  <svg:desc>'m-vt-100'.B15:'m-vt-100'.H15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04002">
                <text:p>100.04002</text:p>
              </table:table-cell>
              <table:table-cell office:value-type="float" office:value="199.76029">
                <text:p>199.76029</text:p>
              </table:table-cell>
              <table:table-cell office:value-type="float" office:value="303.81285">
                <text:p>303.81285</text:p>
              </table:table-cell>
              <table:table-cell office:value-type="float" office:value="304.52988">
                <text:p>304.52988</text:p>
              </table:table-cell>
              <table:table-cell office:value-type="float" office:value="302.77035">
                <text:p>302.77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